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034cm" style:rel-column-width="1153*"/>
    </style:style>
    <style:style style:name="Tableau1.B" style:family="table-column">
      <style:table-column-properties style:column-width="6.221cm" style:rel-column-width="3527*"/>
    </style:style>
    <style:style style:name="Tableau1.C" style:family="table-column">
      <style:table-column-properties style:column-width="8.744cm" style:rel-column-width="495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3" style:family="table">
      <style:table-properties style:width="16.999cm" table:align="margins" style:writing-mode="lr-tb"/>
    </style:style>
    <style:style style:name="Tableau3.A" style:family="table-column">
      <style:table-column-properties style:column-width="4.025cm" style:rel-column-width="15521*"/>
    </style:style>
    <style:style style:name="Tableau3.B" style:family="table-column">
      <style:table-column-properties style:column-width="6.038cm" style:rel-column-width="23281*"/>
    </style:style>
    <style:style style:name="Tableau3.C" style:family="table-column">
      <style:table-column-properties style:column-width="6.934cm" style:rel-column-width="2673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C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B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B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 style:writing-mode="lr-tb"/>
    </style:style>
    <style:style style:name="Tableau4.A" style:family="table-column">
      <style:table-column-properties style:column-width="1.984cm" style:rel-column-width="7650*"/>
    </style:style>
    <style:style style:name="Tableau4.B" style:family="table-column">
      <style:table-column-properties style:column-width="8.939cm" style:rel-column-width="34464*"/>
    </style:style>
    <style:style style:name="Tableau4.C" style:family="table-column">
      <style:table-column-properties style:column-width="6.075cm" style:rel-column-width="23421*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 style:writing-mode="lr-tb"/>
    </style:style>
    <style:style style:name="Tableau5.A" style:family="table-column">
      <style:table-column-properties style:column-width="1.984cm" style:rel-column-width="7650*"/>
    </style:style>
    <style:style style:name="Tableau5.B" style:family="table-column">
      <style:table-column-properties style:column-width="8.939cm" style:rel-column-width="34464*"/>
    </style:style>
    <style:style style:name="Tableau5.C" style:family="table-column">
      <style:table-column-properties style:column-width="6.075cm" style:rel-column-width="23421*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 style:writing-mode="lr-tb"/>
    </style:style>
    <style:style style:name="Tableau2.A" style:family="table-column">
      <style:table-column-properties style:column-width="1.958cm" style:rel-column-width="7548*"/>
    </style:style>
    <style:style style:name="Tableau2.B" style:family="table-column">
      <style:table-column-properties style:column-width="11.85cm" style:rel-column-width="45684*"/>
    </style:style>
    <style:style style:name="Tableau2.C" style:family="table-column">
      <style:table-column-properties style:column-width="3.191cm" style:rel-column-width="12303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</table:table-cell>
          <table:table-cell table:style-name="Tableau1.C1" office:value-type="string">
            <text:p text:style-name="P1">{photoDefault}</text:p>
          </table:table-cell>
        </table:table-row>
      </table:table>
      <text:p text:style-name="Standard"/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C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B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B3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B4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C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/>
      <text:p text:style-name="Standard">Liste des personnes présente lors de l'évaluation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C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C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personnes affectées à cette unité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C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Affectes --]{id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C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Identifian<text:soft-page-break/>t</text:p>
          </table:table-cell>
          <table:table-cell table:style-name="Tableau2.A1" office:value-type="string">
            <text:p text:style-name="Table_20_Contents">Nom du groupe</text:p>
          </table:table-cell>
          <table:table-cell table:style-name="Tableau2.C1" office:value-type="string">
            <text:p text:style-name="Table_20_Contents">Nb. d'utilisateurs</text:p>
          </table:table-cell>
        </table:table-row>
        <table:table-row>
          <table:table-cell table:style-name="Tableau2.A2" office:value-type="string">
            <text:p text:style-name="Table_20_Contents">[!-- BEGIN row.gpUserAffected --]{idGroupe}</text:p>
          </table:table-cell>
          <table:table-cell table:style-name="Tableau2.A2" office:value-type="string">
            <text:p text:style-name="Table_20_Contents">{nomGroupe}</text:p>
          </table:table-cell>
          <table:table-cell table:style-name="Tableau2.C2" office:value-type="string">
            <text:p text:style-name="Table_20_Contents">{nombreUtilisateur}[!-- END row.gpUserAffected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04M45S</meta:editing-duration>
    <meta:editing-cycles>23</meta:editing-cycles>
    <meta:generator>OpenOffice.org/3.2$Win32 OpenOffice.org_project/320m12$Build-9483</meta:generator>
    <dc:date>2011-03-30T12:02:26.01</dc:date>
    <dc:creator>Alexandre Techer</dc:creator>
    <meta:document-statistic meta:table-count="5" meta:image-count="0" meta:object-count="0" meta:page-count="2" meta:paragraph-count="40" meta:word-count="133" meta:character-count="1109"/>
    <meta:user-defined meta:name="Info 1"/>
    <meta:user-defined meta:name="Info 2"/>
    <meta:user-defined meta:name="Info 3"/>
    <meta:user-defined meta:name="Info 4"/>
  </office:meta>
</office:document-meta>
</file>